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5" style:family="graphic" style:parent-style-name="standard">
      <style:graphic-properties svg:stroke-width="0.1cm" svg:stroke-color="#80808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5cm" svg:x="14.5cm" svg:y="16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16.3cm" svg:x2="11.5cm" svg:y2="16.3cm">
          <text:p/>
        </draw:line>
        <draw:line draw:style-name="gr3" draw:text-style-name="P1" draw:layer="layout" svg:x1="14.8cm" svg:y1="21.7cm" svg:x2="16.3cm" svg:y2="21.7cm">
          <text:p/>
        </draw:line>
        <draw:custom-shape draw:style-name="gr4" draw:text-style-name="P1" draw:layer="layout" svg:width="4cm" svg:height="1.5cm" svg:x="10.5cm" svg:y="16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cm" svg:y1="21.7cm" svg:x2="13.4cm" svg:y2="21.7cm">
          <text:p/>
        </draw:line>
        <draw:line draw:style-name="gr5" draw:text-style-name="P1" draw:layer="layout" svg:x1="15.875cm" svg:y1="16.3cm" svg:x2="15cm" svg:y2="16.3cm">
          <text:p/>
        </draw:line>
        <draw:custom-shape draw:style-name="gr1" draw:text-style-name="P1" draw:layer="layout" svg:width="4cm" svg:height="5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62cm" svg:height="2.44cm" svg:x="13cm" svg:y="18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198cm" draw:transform="rotate (-1.57079632679579) translate (16.298cm 16.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1" draw:layer="layout" svg:width="0.823cm" svg:height="0.969cm" draw:transform="rotate (-1.57079632679579) translate (16.169cm 16.72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1" draw:layer="layout" svg:width="3.641cm" svg:height="1.168cm" svg:x="10.7cm" svg:y="1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35%" draw:angle="300" draw:border="3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17:46:39.85</meta:creation-date>
    <dc:date>2010-03-25T23:17:31.31</dc:date>
    <dc:creator>Anatole Tresch</dc:creator>
    <meta:editing-duration>PT01H21M56S</meta:editing-duration>
    <meta:editing-cycles>12</meta:editing-cycles>
    <meta:generator>OpenOffice.org/3.1$Win32 OpenOffice.org_project/310m19$Build-9420</meta:generator>
    <meta:document-statistic meta:object-count="11"/>
  </office:meta>
</office:document-meta>
</file>